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/>
    <style:font-face style:name="Liberation Sans2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paragraph-properties fo:text-align="end" style:justify-single-word="false"/>
      <style:text-properties fo:font-size="10pt" fo:font-weight="bold" officeooo:rsid="001648ab" officeooo:paragraph-rsid="001648ab" style:font-size-asian="10pt" style:font-weight-asian="bold" style:font-size-complex="10pt" style:font-weight-complex="bold"/>
    </style:style>
    <style:style style:name="P2" style:family="paragraph" style:parent-style-name="Footer">
      <style:paragraph-properties fo:text-align="end" style:justify-single-word="false"/>
      <style:text-properties fo:font-size="10pt" fo:font-weight="bold" officeooo:rsid="0011ea52" officeooo:paragraph-rsid="0011ea52" style:font-size-asian="10pt" style:font-weight-asian="bold" style:font-size-complex="10pt" style:font-weight-complex="bold"/>
    </style:style>
    <style:style style:name="P3" style:family="paragraph" style:parent-style-name="Heading_20_1" style:master-page-name="First_20_Page">
      <style:paragraph-properties style:page-number="auto"/>
    </style:style>
    <style:style style:name="P4" style:family="paragraph" style:parent-style-name="Heading_20_2">
      <style:text-properties officeooo:rsid="0030d8a5" officeooo:paragraph-rsid="0030d8a5"/>
    </style:style>
    <style:style style:name="P5" style:family="paragraph" style:parent-style-name="Heading_20_2">
      <style:text-properties officeooo:rsid="00354132" officeooo:paragraph-rsid="00354132"/>
    </style:style>
    <style:style style:name="P6" style:family="paragraph" style:parent-style-name="Heading_20_4">
      <style:text-properties officeooo:rsid="0030d8a5" officeooo:paragraph-rsid="0030d8a5"/>
    </style:style>
    <style:style style:name="P7" style:family="paragraph" style:parent-style-name="Heading_20_4">
      <style:text-properties officeooo:rsid="00329414" officeooo:paragraph-rsid="00329414"/>
    </style:style>
    <style:style style:name="P8" style:family="paragraph" style:parent-style-name="Text_20_body">
      <style:text-properties officeooo:rsid="00253678" officeooo:paragraph-rsid="001648ab"/>
    </style:style>
    <style:style style:name="P9" style:family="paragraph" style:parent-style-name="Text_20_body">
      <style:paragraph-properties fo:break-before="page"/>
      <style:text-properties officeooo:rsid="00253678" officeooo:paragraph-rsid="001648ab"/>
    </style:style>
    <style:style style:name="P10" style:family="paragraph" style:parent-style-name="Text_20_body">
      <style:text-properties officeooo:rsid="002d9f6c" officeooo:paragraph-rsid="002d9f6c"/>
    </style:style>
    <style:style style:name="P11" style:family="paragraph" style:parent-style-name="Text_20_body">
      <style:text-properties officeooo:rsid="002dc3f0" officeooo:paragraph-rsid="002dc3f0"/>
    </style:style>
    <style:style style:name="P12" style:family="paragraph" style:parent-style-name="Text_20_body">
      <style:text-properties officeooo:rsid="002f53d2" officeooo:paragraph-rsid="002f53d2"/>
    </style:style>
    <style:style style:name="P13" style:family="paragraph" style:parent-style-name="Text_20_body">
      <style:text-properties officeooo:paragraph-rsid="0030d8a5"/>
    </style:style>
    <style:style style:name="P14" style:family="paragraph" style:parent-style-name="Text_20_body">
      <style:text-properties officeooo:paragraph-rsid="00329414"/>
    </style:style>
    <style:style style:name="P15" style:family="paragraph" style:parent-style-name="Text_20_body">
      <style:text-properties officeooo:rsid="0034788f" officeooo:paragraph-rsid="0034788f"/>
    </style:style>
    <style:style style:name="P16" style:family="paragraph" style:parent-style-name="Text_20_body">
      <style:text-properties officeooo:rsid="00354132" officeooo:paragraph-rsid="00354132"/>
    </style:style>
    <style:style style:name="P17" style:family="paragraph" style:parent-style-name="Text_20_body" style:list-style-name="L2">
      <style:text-properties officeooo:rsid="00354132" officeooo:paragraph-rsid="00355b7d"/>
    </style:style>
    <style:style style:name="P18" style:family="paragraph" style:parent-style-name="Text_20_body">
      <style:text-properties officeooo:paragraph-rsid="00354132"/>
    </style:style>
    <style:style style:name="P19" style:family="paragraph" style:parent-style-name="Text_20_body" style:list-style-name="L2">
      <style:text-properties officeooo:paragraph-rsid="00354132"/>
    </style:style>
    <style:style style:name="P20" style:family="paragraph" style:parent-style-name="Text_20_body" style:list-style-name="L3">
      <style:text-properties officeooo:rsid="00355b7d" officeooo:paragraph-rsid="00355b7d"/>
    </style:style>
    <style:style style:name="P21" style:family="paragraph" style:parent-style-name="Text_20_body">
      <style:text-properties officeooo:rsid="0036bebc" officeooo:paragraph-rsid="0036bebc"/>
    </style:style>
    <style:style style:name="P22" style:family="paragraph" style:parent-style-name="Text_20_body">
      <style:text-properties officeooo:rsid="0038a174" officeooo:paragraph-rsid="0038a174"/>
    </style:style>
    <style:style style:name="P23" style:family="paragraph" style:parent-style-name="Text_20_body">
      <style:text-properties officeooo:rsid="003b3096" officeooo:paragraph-rsid="003b3096"/>
    </style:style>
    <style:style style:name="P24" style:family="paragraph" style:parent-style-name="Text_20_body">
      <style:text-properties officeooo:rsid="003cb2be" officeooo:paragraph-rsid="003cb2be"/>
    </style:style>
    <style:style style:name="T1" style:family="text">
      <style:text-properties officeooo:rsid="002acbee"/>
    </style:style>
    <style:style style:name="T2" style:family="text">
      <style:text-properties officeooo:rsid="0030d8a5"/>
    </style:style>
    <style:style style:name="T3" style:family="text">
      <style:text-properties officeooo:rsid="00343490"/>
    </style:style>
    <style:style style:name="T4" style:family="text">
      <style:text-properties officeooo:rsid="0034788f"/>
    </style:style>
    <style:style style:name="T5" style:family="text">
      <style:text-properties officeooo:rsid="00354132"/>
    </style:style>
    <style:style style:name="T6" style:family="text">
      <style:text-properties officeooo:rsid="00355b7d"/>
    </style:style>
    <style:style style:name="T7" style:family="text">
      <style:text-properties officeooo:rsid="003d3d14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36pt" fo:text-indent="-18pt" fo:margin-left="36pt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54pt" fo:text-indent="-18pt" fo:margin-left="54pt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72pt" fo:text-indent="-18pt" fo:margin-left="72pt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90pt" fo:text-indent="-18pt" fo:margin-left="90pt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08pt" fo:text-indent="-18pt" fo:margin-left="108pt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26pt" fo:text-indent="-18pt" fo:margin-left="126pt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44pt" fo:text-indent="-18pt" fo:margin-left="144pt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162pt" fo:text-indent="-18pt" fo:margin-left="162pt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180pt" fo:text-indent="-18pt" fo:margin-left="180pt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</text:list-level-style-number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36pt" fo:text-indent="-18pt" fo:margin-left="36pt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54pt" fo:text-indent="-18pt" fo:margin-left="54pt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72pt" fo:text-indent="-18pt" fo:margin-left="72pt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90pt" fo:text-indent="-18pt" fo:margin-left="90pt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08pt" fo:text-indent="-18pt" fo:margin-left="108pt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26pt" fo:text-indent="-18pt" fo:margin-left="126pt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144pt" fo:text-indent="-18pt" fo:margin-left="144pt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162pt" fo:text-indent="-18pt" fo:margin-left="162pt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180pt" fo:text-indent="-18pt" fo:margin-left="180pt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36pt" fo:text-indent="-18pt" fo:margin-left="36pt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54pt" fo:text-indent="-18pt" fo:margin-left="54pt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72pt" fo:text-indent="-18pt" fo:margin-left="72pt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90pt" fo:text-indent="-18pt" fo:margin-left="90pt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08pt" fo:text-indent="-18pt" fo:margin-left="108pt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26pt" fo:text-indent="-18pt" fo:margin-left="126pt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144pt" fo:text-indent="-18pt" fo:margin-left="144pt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162pt" fo:text-indent="-18pt" fo:margin-left="162pt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180pt" fo:text-indent="-18pt" fo:margin-left="180pt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Class Notes</text:h>
      <text:p text:style-name="Text_20_body"/>
      <text:p text:style-name="P10">Class project.</text:p>
      <text:p text:style-name="P11">Planning a <text:span text:style-name="T2">family thanksgiving dinner </text:span></text:p>
      <text:h text:style-name="P4" text:outline-level="2">Project Scope.</text:h>
      <text:p text:style-name="P13">- <text:span text:style-name="T2">Scope what that means</text:span></text:p>
      <text:h text:style-name="Heading_20_4" text:outline-level="4">In/Out</text:h>
      <text:p text:style-name="P13">- <text:span text:style-name="T2">identifying things that are NOT part of our responsibilities</text:span></text:p>
      <text:p text:style-name="P15">1. Transportation. (unless it’s one of the old people)</text:p>
      <text:h text:style-name="P6" text:outline-level="4">Identify the stakeholders</text:h>
      <text:p text:style-name="P13">- <text:span text:style-name="T3">Guests</text:span></text:p>
      <text:p text:style-name="P13"><text:span text:style-name="T3">1. Dietary requirements: </text:span><text:span text:style-name="T4">kosher/halal, vegan, allergies</text:span></text:p>
      <text:p text:style-name="P15">2. Child requirements – supervision</text:p>
      <text:p text:style-name="P15">3. Entertainment</text:p>
      <text:p text:style-name="P15">- Neighbours</text:p>
      <text:p text:style-name="P15">1. Parking</text:p>
      <text:p text:style-name="P15">2. Noise</text:p>
      <text:p text:style-name="P15">- Non mobile guest</text:p>
      <text:p text:style-name="P15">1. Someone to bring them and get them</text:p>
      <text:p text:style-name="P15">- Caterer</text:p>
      <text:p text:style-name="P15">1. Follow their proceedues</text:p>
      <text:p text:style-name="P15"/>
      <text:p text:style-name="P15"/>
      <text:p text:style-name="P13">- <text:span text:style-name="T2">What makes a stakeholders (sanction)</text:span></text:p>
      <text:h text:style-name="P7" text:outline-level="4">Constraints we have to keep in mind.</text:h>
      <text:p text:style-name="P15">1. Time – people have to get home.</text:p>
      <text:p text:style-name="P15">2. Space – getting the right venue</text:p>
      <text:p text:style-name="P15"><text:soft-page-break/>3. Date</text:p>
      <text:h text:style-name="P5" text:outline-level="2">Concepts</text:h>
      <text:p text:style-name="P16">Meal</text:p>
      <text:list xml:id="list2463440079" text:style-name="L2">
        <text:list-item>
          <text:p text:style-name="P19"><text:span text:style-name="T5">Define “Thanksgiving meal”</text:span></text:p>
        </text:list-item>
        <text:list-item>
          <text:p text:style-name="P17">h’ordeurves, <text:span text:style-name="T6">soup/salad/ main course / dessert</text:span></text:p>
        </text:list-item>
        <text:list-item>
          <text:p text:style-name="P17"><text:span text:style-name="T6">Main: Turkey, Yams, Succotach, Cornbread</text:span></text:p>
        </text:list-item>
        <text:list-item>
          <text:p text:style-name="P17"><text:span text:style-name="T6">Dessert: Apple and Pumpkin </text:span><text:s text:c="2"/></text:p>
        </text:list-item>
      </text:list>
      <text:p text:style-name="P18">- <text:span text:style-name="T5">Guest</text:span></text:p>
      <text:list xml:id="list1785764092" text:style-name="L3">
        <text:list-item>
          <text:p text:style-name="P20">Family – immediate family and define who else if family </text:p>
        </text:list-item>
        <text:list-item>
          <text:p text:style-name="P20">Close friend</text:p>
        </text:list-item>
        <text:list-item>
          <text:p text:style-name="P20">Neighbours </text:p>
        </text:list-item>
        <text:list-item>
          <text:p text:style-name="P20">Various lonely people.</text:p>
        </text:list-item>
      </text:list>
      <text:p text:style-name="P18">- <text:span text:style-name="T5">Venue</text:span></text:p>
      <text:p text:style-name="P22">DFD</text:p>
      <text:p text:style-name="P22">You are the in charge of food. Create a DFD for the process of making the dinner, starting from when you are first told, to the delivery of the dinner to the diners.</text:p>
      <text:p text:style-name="P22"/>
      <text:p text:style-name="P24">Flowschart</text:p>
      <text:p text:style-name="P24">Take the login in one of your process – flow chart out the decision that you make</text:p>
      <text:p text:style-name="P24"/>
      <text:p text:style-name="P24">Decide who to invite </text:p>
      <text:p text:style-name="P24">Decide what goes on a shopping list</text:p>
      <text:p text:style-name="P24"/>
      <text:p text:style-name="P24">Flowchart of <text:s/>dining out </text:p>
      <text:p text:style-name="P24">Flowchar taking a job offer</text:p>
      <text:p text:style-name="P18"/>
      <text:p text:style-name="P15"><text:soft-page-break/></text:p>
      <text:p text:style-name="P14"/>
      <text:p text:style-name="P12"/>
      <text:p text:style-name="P12"/>
      <text:p text:style-name="P11"/>
      <text:p text:style-name="P11"/>
      <text:p text:style-name="P10"/>
      <text:p text:style-name="P10"/>
      <text:p text:style-name="P8"/>
      <text:p text:style-name="P8"/>
      <text:p text:style-name="P9"/>
      <text:p text:style-name="P21">If a customer does not have id, then the teller will consult the manager and approval will be given if is known to them.</text:p>
      <text:p text:style-name="P23">Customer goes to ATM, swipes card, enters pin, select withdraw, select account, enters amount, confirms then takes money and receipt </text:p>
      <text:p text:style-name="P23"/>
      <text:p text:style-name="P23">A scenario or example is an execution of a use case with concrete</text:p>
      <text:p text:style-name="P23">All ok example</text:p>
      <text:p text:style-name="P23">Jason has $100 in his chequing account, he swipes a bank ATM, enters his pin number correctly, select withdraw cash, selects $60 and mount and confirms and gets $60 and receipt with an updated balance</text:p>
      <text:p text:style-name="P23"/>
      <text:p text:style-name="P23">Bad Balance example</text:p>
      <text:p text:style-name="P23">Kyle has is overdawn ........ <text:s/>after pressing confirm, gets the message transaction declined NSF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/>
    <style:font-face style:name="Liberation Sans2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8.5pt" draw:shadow-offset-y="8.5pt" draw:start-line-spacing-horizontal="8.02pt" draw:start-line-spacing-vertical="8.02pt" draw:end-line-spacing-horizontal="8.02pt" draw:end-line-spacing-vertical="8.02pt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29.99pt" style:writing-mode="page"/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2" fo:font-family="'Liberation Sans'" style:font-style-name="Regular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11.99pt" fo:margin-bottom="6.01pt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pt" fo:margin-bottom="7.99pt" style:contextual-spacing="false" fo:line-height="115%" fo:text-align="justify" style:justify-single-word="false" fo:hyphenation-ladder-count="no-limit" style:page-number="auto"/>
      <style:text-properties fo:hyphenate="true" fo:hyphenation-remain-char-count="2" fo:hyphenation-push-char-count="2" loext:hyphenation-no-caps="false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6.01pt" fo:margin-bottom="6.01pt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249.31pt" style:type="center"/>
          <style:tab-stop style:position="498.61pt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249.31pt" style:type="center"/>
          <style:tab-stop style:position="498.61pt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249.31pt" style:type="center"/>
          <style:tab-stop style:position="498.61pt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10.01pt" fo:margin-bottom="6.01pt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2_20_Blue" style:display-name="Heading 2 Blue" style:family="paragraph" style:parent-style-name="Heading_20_2" style:next-style-name="Text_20_body" style:default-outline-level="" style:list-style-name="">
      <style:text-properties fo:color="#2a6099" loext:opacity="100%"/>
    </style:style>
    <style:style style:name="Heading_20__20_3_20_Red" style:display-name="Heading  3 Red" style:family="paragraph" style:parent-style-name="Heading_20_3" style:next-style-name="Text_20_body" style:default-outline-level="" style:list-style-name="">
      <style:text-properties fo:color="#bf0041" loext:opacity="100%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7pt" fo:margin-bottom="6.01pt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Datestamp" style:family="paragraph" style:parent-style-name="Heading_20_4" style:next-style-name="Text_20_body" style:default-outline-level="" style:list-style-name="">
      <style:paragraph-properties fo:text-align="end" style:justify-single-word="false"/>
      <style:text-properties fo:color="#158466" loext:opacity="100%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6.01pt" fo:margin-bottom="6.01pt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11.99pt" fo:margin-bottom="6.01pt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pt" fo:margin-bottom="0pt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14.14pt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font-size="10pt" fo:font-weight="bold" officeooo:rsid="001648ab" officeooo:paragraph-rsid="001648ab" style:font-size-asian="10pt" style:font-weight-asian="bold" style:font-size-complex="10pt" style:font-weight-complex="bold"/>
    </style:style>
    <style:style style:name="MP2" style:family="paragraph" style:parent-style-name="Footer">
      <style:paragraph-properties fo:text-align="end" style:justify-single-word="false"/>
      <style:text-properties fo:font-size="10pt" fo:font-weight="bold" officeooo:rsid="0011ea52" officeooo:paragraph-rsid="0011ea52" style:font-size-asian="10pt" style:font-weight-asian="bold" style:font-size-complex="10pt" style:font-weight-complex="bold"/>
    </style:style>
    <style:style style:name="MT1" style:family="text">
      <style:text-properties officeooo:rsid="002acbee"/>
    </style:style>
    <style:page-layout style:name="Mpm1">
      <style:page-layout-properties fo:page-width="612pt" fo:page-height="792pt" style:num-format="1" style:print-orientation="portrait" fo:margin-top="56.69pt" fo:margin-bottom="56.69pt" fo:margin-left="56.69pt" fo:margin-right="56.69pt" style:writing-mode="lr-tb" style:layout-grid-color="#c0c0c0" style:layout-grid-lines="20" style:layout-grid-base-height="20.01pt" style:layout-grid-ruby-height="10.01pt" style:layout-grid-mode="none" style:layout-grid-ruby-below="false" style:layout-grid-print="false" style:layout-grid-display="false" style:footnote-max-height="0pt" loext:margin-gutter="0pt">
        <style:footnote-sep style:width="0.51pt" style:distance-before-sep="2.86pt" style:distance-after-sep="2.86pt" style:line-style="solid" style:adjustment="left" style:rel-width="25%" style:color="#000000"/>
      </style:page-layout-properties>
      <style:header-style>
        <style:header-footer-properties fo:min-height="28.4pt" fo:margin-left="0pt" fo:margin-right="0pt" fo:margin-bottom="14.2pt" fo:background-color="transparent" style:dynamic-spacing="false" draw:fill="none" draw:fill-color="#729fcf"/>
      </style:header-style>
      <style:footer-style>
        <style:header-footer-properties fo:min-height="28.4pt" fo:margin-left="0pt" fo:margin-right="0pt" fo:margin-top="14.2pt" fo:background-color="transparent" style:dynamic-spacing="false" draw:fill="none" draw:fill-color="#729fcf"/>
      </style:footer-style>
    </style:page-layout>
    <style:page-layout style:name="Mpm2">
      <style:page-layout-properties fo:page-width="612pt" fo:page-height="792pt" style:num-format="1" style:print-orientation="portrait" fo:margin-top="56.69pt" fo:margin-bottom="56.69pt" fo:margin-left="56.69pt" fo:margin-right="56.69pt" style:writing-mode="lr-tb" style:layout-grid-color="#c0c0c0" style:layout-grid-lines="20" style:layout-grid-base-height="20.01pt" style:layout-grid-ruby-height="10.01pt" style:layout-grid-mode="none" style:layout-grid-ruby-below="false" style:layout-grid-print="false" style:layout-grid-display="false" style:footnote-max-height="0pt" loext:margin-gutter="0pt">
        <style:footnote-sep style:width="0.51pt" style:distance-before-sep="2.86pt" style:distance-after-sep="2.86pt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612pt" fo:page-height="792pt" style:num-format="1" style:print-orientation="portrait" fo:margin-top="28.35pt" fo:margin-bottom="28.35pt" fo:margin-left="56.69pt" fo:margin-right="28.35pt" style:writing-mode="lr-tb" style:footnote-max-height="0pt" loext:margin-gutter="0pt">
        <style:footnote-sep style:width="0.51pt" style:distance-before-sep="2.86pt" style:distance-after-sep="2.86pt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Advanced Analysis </text:span>Class Notes</text:p>
      </style:header>
      <style:footer>
        <text:p text:style-name="MP2">Page <text:page-number text:select-page="current">4</text:page-number><text:s/>of <text:page-count>4</text:page-count></text:p>
      </style:footer>
    </style:master-page>
    <style:master-page style:name="First_20_Page" style:display-name="First Page" style:page-layout-name="Mpm2" draw:style-name="Mdp1" style:next-style-name="Standard"/>
    <style:master-page style:name="HTML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2-12T03:39:43.267595514</meta:creation-date>
    <meta:editing-duration>P2DT1H5M52S</meta:editing-duration>
    <meta:editing-cycles>8</meta:editing-cycles>
    <meta:generator>LibreOffice/7.3.4.2$Windows_X86_64 LibreOffice_project/728fec16bd5f605073805c3c9e7c4212a0120dc5</meta:generator>
    <dc:title>Base</dc:title>
    <dc:date>2024-08-09T13:22:04.966000000</dc:date>
    <meta:document-statistic meta:table-count="0" meta:image-count="0" meta:object-count="0" meta:page-count="4" meta:paragraph-count="54" meta:word-count="343" meta:character-count="1961" meta:non-whitespace-character-count="1664"/>
    <meta:template xlink:type="simple" xlink:actuate="onRequest" xlink:title="Base" xlink:href="../../../.config/libreoffice/4/user/template/Base.ott" meta:date="2024-02-12T03:39:43.077115433"/>
  </office:meta>
</office:document-meta>
</file>